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rsid="00073e7e" officeooo:paragraph-rsid="00073e7e"/>
    </style:style>
    <style:style style:name="P2" style:family="paragraph" style:parent-style-name="Standard">
      <style:text-properties fo:font-size="18pt" fo:font-weight="bold" officeooo:rsid="00073e7e" officeooo:paragraph-rsid="00073e7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073e7e" officeooo:paragraph-rsid="00073e7e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08f1b6" officeooo:paragraph-rsid="0008f1b6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normal" officeooo:paragraph-rsid="00073e7e"/>
    </style:style>
    <style:style style:name="P6" style:family="paragraph" style:parent-style-name="Standard">
      <style:text-properties fo:font-size="20pt" style:text-underline-style="none" fo:font-weight="bold" officeooo:rsid="00073e7e" officeooo:paragraph-rsid="00073e7e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08f1b6" officeooo:paragraph-rsid="0008f1b6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5pt" fo:font-weight="bold" officeooo:paragraph-rsid="00073e7e" style:font-size-asian="15pt" style:font-size-complex="15pt"/>
    </style:style>
    <style:style style:name="P9" style:family="paragraph" style:parent-style-name="Standard">
      <style:text-properties fo:font-size="15pt" fo:font-weight="bold" officeooo:rsid="00073e7e" officeooo:paragraph-rsid="00073e7e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none" fo:font-weight="bold" officeooo:paragraph-rsid="00081020" style:font-size-asian="15pt" style:font-size-complex="15pt"/>
    </style:style>
    <style:style style:name="P1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bold" officeooo:paragraph-rsid="00073e7e" style:font-size-asian="15pt" style:font-weight-asian="bold" style:font-size-complex="15pt" style:font-weight-complex="bold"/>
    </style:style>
    <style:style style:name="P1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bold" officeooo:paragraph-rsid="000a0c98"/>
    </style:style>
    <style:style style:name="P1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bold" officeooo:rsid="000a0c98" officeooo:paragraph-rsid="000a0c98" style:font-weight-asian="bold" style:font-weight-complex="bold"/>
    </style:style>
    <style:style style:name="P1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bold" officeooo:rsid="000a0c98" officeooo:paragraph-rsid="000bd26b" style:font-weight-asian="bold" style:font-weight-complex="bold"/>
    </style:style>
    <style:style style:name="P1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bold" officeooo:rsid="000a0c98" officeooo:paragraph-rsid="000a0c98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bold" officeooo:rsid="000a0c98" officeooo:paragraph-rsid="000bd26b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081020" officeooo:paragraph-rsid="00081020" style:font-size-asian="15pt" style:font-weight-asian="bold" style:font-size-complex="15pt" style:font-weight-complex="bold"/>
    </style:style>
    <style:style style:name="P18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0a0c98" officeooo:paragraph-rsid="000a0c98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06bea" officeooo:paragraph-rsid="00106bea" style:font-size-asian="15pt" style:font-weight-asian="bold" style:font-size-complex="15pt" style:font-weight-complex="bold"/>
    </style:style>
    <style:style style:name="P2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8f1b6" officeooo:paragraph-rsid="0008f1b6" style:font-size-asian="13.1000003814697pt" style:font-weight-asian="normal" style:font-size-complex="15pt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06bea" officeooo:paragraph-rsid="00106bea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bd26b" officeooo:paragraph-rsid="000bd26b" style:font-size-asian="20pt" style:font-weight-asian="normal" style:font-size-complex="20pt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73e7e" officeooo:paragraph-rsid="00073e7e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08f1b6"/>
    </style:style>
    <style:style style:name="P2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0a0c98"/>
    </style:style>
    <style:style style:name="P26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a0c98" officeooo:paragraph-rsid="000a0c98"/>
    </style:style>
    <style:style style:name="P27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a0c98" officeooo:paragraph-rsid="000b0932"/>
    </style:style>
    <style:style style:name="P28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a0c98" officeooo:paragraph-rsid="000bd26b"/>
    </style:style>
    <style:style style:name="P2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0b0932"/>
    </style:style>
    <style:style style:name="P3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0bd26b"/>
    </style:style>
    <style:style style:name="P31" style:family="paragraph" style:parent-style-name="Standard">
      <style:text-properties fo:font-variant="normal" fo:text-transform="none" fo:color="#000000" loext:opacity="100%" style:font-name="system-ui" fo:font-size="16pt" fo:letter-spacing="normal" fo:font-style="normal" fo:font-weight="normal" officeooo:paragraph-rsid="00073e7e" style:font-size-asian="16pt" style:font-size-complex="16pt"/>
    </style:style>
    <style:style style:name="P32" style:family="paragraph" style:parent-style-name="Standard">
      <style:text-properties fo:font-variant="normal" fo:text-transform="none" fo:color="#000000" loext:opacity="100%" style:font-name="system-ui" fo:font-size="16pt" fo:letter-spacing="normal" fo:font-style="normal" fo:font-weight="normal" officeooo:rsid="00073e7e" officeooo:paragraph-rsid="00073e7e" style:font-size-asian="16pt" style:font-size-complex="16pt"/>
    </style:style>
    <style:style style:name="P33" style:family="paragraph" style:parent-style-name="Standard">
      <style:text-properties fo:font-variant="normal" fo:text-transform="none" fo:color="#000000" loext:opacity="100%" style:font-name="system-ui" fo:font-size="16pt" fo:letter-spacing="normal" fo:font-style="normal" fo:font-weight="bold" officeooo:rsid="00073e7e" officeooo:paragraph-rsid="00073e7e" style:font-size-asian="16pt" style:font-weight-asian="bold" style:font-size-complex="16pt" style:font-weight-complex="bold"/>
    </style:style>
    <style:style style:name="P34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73e7e" officeooo:paragraph-rsid="00073e7e" style:font-size-asian="20pt" style:font-weight-asian="bold" style:font-size-complex="20pt" style:font-weight-complex="bold"/>
    </style:style>
    <style:style style:name="P35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81020" officeooo:paragraph-rsid="00081020" style:font-size-asian="20pt" style:font-weight-asian="bold" style:font-size-complex="20pt" style:font-weight-complex="bold"/>
    </style:style>
    <style:style style:name="P36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8f1b6" officeooo:paragraph-rsid="0008f1b6" style:font-size-asian="20pt" style:font-weight-asian="bold" style:font-size-complex="20pt" style:font-weight-complex="bold"/>
    </style:style>
    <style:style style:name="P37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cc320" officeooo:paragraph-rsid="000cc320" style:font-size-asian="20pt" style:font-weight-asian="bold" style:font-size-complex="20pt" style:font-weight-complex="bold"/>
    </style:style>
    <style:style style:name="P38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none" fo:font-weight="bold" officeooo:rsid="0008f1b6" officeooo:paragraph-rsid="0008f1b6" style:font-size-asian="20pt" style:font-weight-asian="bold" style:font-size-complex="20pt" style:font-weight-complex="bold"/>
    </style:style>
    <style:style style:name="P39" style:family="paragraph" style:parent-style-name="Standard">
      <style:text-properties fo:font-variant="normal" fo:text-transform="none" fo:color="#000000" loext:opacity="100%" style:font-name="system-ui" fo:font-size="14pt" fo:letter-spacing="normal" fo:font-style="normal" style:text-underline-style="none" fo:font-weight="normal" officeooo:rsid="00073e7e" officeooo:paragraph-rsid="00073e7e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style:text-underline-style="none" fo:font-weight="normal" officeooo:paragraph-rsid="00073e7e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style:text-underline-style="none" fo:font-weight="normal" officeooo:rsid="00081020" officeooo:paragraph-rsid="00081020" style:font-size-asian="14pt" style:font-weight-asian="normal" style:font-size-complex="14pt" style:font-weight-complex="normal"/>
    </style:style>
    <style:style style:name="P42" style:family="paragraph" style:parent-style-name="Standard" style:list-style-name="List_20_1">
      <style:text-properties fo:font-size="24pt" style:text-underline-style="none" fo:font-weight="bold" officeooo:rsid="00073e7e" officeooo:paragraph-rsid="00073e7e" style:font-size-asian="24pt" style:font-weight-asian="bold" style:font-size-complex="24pt" style:font-weight-complex="bold"/>
    </style:style>
    <style:style style:name="P43" style:family="paragraph" style:parent-style-name="Standard" style:list-style-name="L1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8f1b6" officeooo:paragraph-rsid="0008f1b6" style:font-size-asian="20pt" style:font-weight-asian="bold" style:font-size-complex="20pt" style:font-weight-complex="bold"/>
    </style:style>
    <style:style style:name="P44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8f1b6" officeooo:paragraph-rsid="0008f1b6" style:font-size-asian="20pt" style:font-weight-asian="bold" style:font-size-complex="20pt" style:font-weight-complex="bold"/>
    </style:style>
    <style:style style:name="P45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81020" officeooo:paragraph-rsid="00081020" style:font-size-asian="20pt" style:font-weight-asian="bold" style:font-size-complex="20pt" style:font-weight-complex="bold"/>
    </style:style>
    <style:style style:name="P46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81020" officeooo:paragraph-rsid="0011a7b2" style:font-size-asian="20pt" style:font-weight-asian="bold" style:font-size-complex="20pt" style:font-weight-complex="bold"/>
    </style:style>
    <style:style style:name="P47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11a7b2" officeooo:paragraph-rsid="0011a7b2" style:font-size-asian="20pt" style:font-weight-asian="bold" style:font-size-complex="20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none" fo:font-weight="normal" officeooo:rsid="0011a7b2" officeooo:paragraph-rsid="0011a7b2" style:font-size-asian="20pt" style:font-weight-asian="normal" style:font-size-complex="20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08f1b6" officeooo:paragraph-rsid="0008f1b6" style:font-size-asian="13.1000003814697pt" style:font-weight-asian="bold" style:font-size-complex="15pt" style:font-weight-complex="bold"/>
    </style:style>
    <style:style style:name="P5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0a0c98" officeooo:paragraph-rsid="000a0c98" style:font-size-asian="15pt" style:font-weight-asian="bold" style:font-size-complex="15pt" style:font-weight-complex="bold"/>
    </style:style>
    <style:style style:name="P5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0bd26b" officeooo:paragraph-rsid="000bd26b" style:font-size-asian="15pt" style:font-weight-asian="bold" style:font-size-complex="15pt" style:font-weight-complex="bold"/>
    </style:style>
    <style:style style:name="P5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081020" officeooo:paragraph-rsid="0011a7b2" style:font-size-asian="15pt" style:font-weight-asian="bold" style:font-size-complex="15pt" style:font-weight-complex="bold"/>
    </style:style>
    <style:style style:name="P5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06bea" officeooo:paragraph-rsid="00106bea" style:font-size-asian="15pt" style:font-weight-asian="bold" style:font-size-complex="15pt" style:font-weight-complex="bold"/>
    </style:style>
    <style:style style:name="P5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06bea" officeooo:paragraph-rsid="000cc320" style:font-size-asian="15pt" style:font-weight-asian="bold" style:font-size-complex="15pt" style:font-weight-complex="bold"/>
    </style:style>
    <style:style style:name="P5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23639" officeooo:paragraph-rsid="00123639" style:font-size-asian="15pt" style:font-weight-asian="bold" style:font-size-complex="15pt" style:font-weight-complex="bold"/>
    </style:style>
    <style:style style:name="P56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23639" officeooo:paragraph-rsid="0012eb53" style:font-size-asian="15pt" style:font-weight-asian="bold" style:font-size-complex="15pt" style:font-weight-complex="bold"/>
    </style:style>
    <style:style style:name="P57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2eb53" officeooo:paragraph-rsid="0012eb53" style:font-size-asian="15pt" style:font-weight-asian="bold" style:font-size-complex="15pt" style:font-weight-complex="bold"/>
    </style:style>
    <style:style style:name="P58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471b9" officeooo:paragraph-rsid="001471b9" style:font-size-asian="15pt" style:font-weight-asian="bold" style:font-size-complex="15pt" style:font-weight-complex="bold"/>
    </style:style>
    <style:style style:name="P5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8f1b6" officeooo:paragraph-rsid="0008f1b6" style:font-size-asian="13.1000003814697pt" style:font-weight-asian="normal" style:font-size-complex="15pt" style:font-weight-complex="normal"/>
    </style:style>
    <style:style style:name="P6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8f1b6" officeooo:paragraph-rsid="000a0c98" style:font-size-asian="13.1000003814697pt" style:font-weight-asian="normal" style:font-size-complex="15pt" style:font-weight-complex="normal"/>
    </style:style>
    <style:style style:name="P6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8f1b6" officeooo:paragraph-rsid="000b0932" style:font-size-asian="13.1000003814697pt" style:font-weight-asian="normal" style:font-size-complex="15pt" style:font-weight-complex="normal"/>
    </style:style>
    <style:style style:name="P6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8f1b6" officeooo:paragraph-rsid="000bd26b" style:font-size-asian="13.1000003814697pt" style:font-weight-asian="normal" style:font-size-complex="15pt" style:font-weight-complex="normal"/>
    </style:style>
    <style:style style:name="P6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08f1b6" style:font-size-asian="13.1000003814697pt" style:font-weight-asian="normal" style:font-size-complex="15pt" style:font-weight-complex="normal"/>
    </style:style>
    <style:style style:name="P6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0a0c98" style:font-size-asian="13.1000003814697pt" style:font-weight-asian="normal" style:font-size-complex="15pt" style:font-weight-complex="normal"/>
    </style:style>
    <style:style style:name="P6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0b0932" style:font-size-asian="13.1000003814697pt" style:font-weight-asian="normal" style:font-size-complex="15pt" style:font-weight-complex="normal"/>
    </style:style>
    <style:style style:name="P66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0bd26b" style:font-size-asian="13.1000003814697pt" style:font-weight-asian="normal" style:font-size-complex="15pt" style:font-weight-complex="normal"/>
    </style:style>
    <style:style style:name="P67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12eb53" style:font-size-asian="13.1000003814697pt" style:font-weight-asian="normal" style:font-size-complex="15pt" style:font-weight-complex="normal"/>
    </style:style>
    <style:style style:name="P68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1471b9" style:font-size-asian="13.1000003814697pt" style:font-weight-asian="normal" style:font-size-complex="15pt" style:font-weight-complex="normal"/>
    </style:style>
    <style:style style:name="P6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bd26b" officeooo:paragraph-rsid="000bd26b" style:font-size-asian="13.1000003814697pt" style:font-weight-asian="normal" style:font-size-complex="15pt" style:font-weight-complex="normal"/>
    </style:style>
    <style:style style:name="P7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cc320" officeooo:paragraph-rsid="000cc320" style:font-size-asian="13.1000003814697pt" style:font-weight-asian="normal" style:font-size-complex="15pt" style:font-weight-complex="normal"/>
    </style:style>
    <style:style style:name="P7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0a0c98" style:font-size-asian="15pt" style:font-weight-asian="normal" style:font-size-complex="15pt" style:font-weight-complex="normal"/>
    </style:style>
    <style:style style:name="P7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0bd26b" style:font-size-asian="15pt" style:font-weight-asian="normal" style:font-size-complex="15pt" style:font-weight-complex="normal"/>
    </style:style>
    <style:style style:name="P7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06bea" officeooo:paragraph-rsid="00106bea" style:font-size-asian="15pt" style:font-weight-asian="normal" style:font-size-complex="15pt" style:font-weight-complex="normal"/>
    </style:style>
    <style:style style:name="P7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06bea" officeooo:paragraph-rsid="0012eb53" style:font-size-asian="15pt" style:font-weight-asian="normal" style:font-size-complex="15pt" style:font-weight-complex="normal"/>
    </style:style>
    <style:style style:name="P7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06bea" officeooo:paragraph-rsid="001471b9" style:font-size-asian="15pt" style:font-weight-asian="normal" style:font-size-complex="15pt" style:font-weight-complex="normal"/>
    </style:style>
    <style:style style:name="P76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23639" officeooo:paragraph-rsid="0012eb53" style:font-size-asian="15pt" style:font-weight-asian="normal" style:font-size-complex="15pt" style:font-weight-complex="normal"/>
    </style:style>
    <style:style style:name="P77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2eb53" officeooo:paragraph-rsid="0012eb53" style:font-size-asian="15pt" style:font-weight-asian="normal" style:font-size-complex="15pt" style:font-weight-complex="normal"/>
    </style:style>
    <style:style style:name="P78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solid" style:text-underline-width="auto" style:text-underline-color="font-color" fo:font-weight="normal" officeooo:rsid="0011a7b2" officeooo:paragraph-rsid="0011a7b2" style:font-size-asian="15pt" style:font-weight-asian="bold" style:font-size-complex="15pt" style:font-weight-complex="bold"/>
    </style:style>
    <style:style style:name="P7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solid" style:text-underline-width="auto" style:text-underline-color="font-color" fo:font-weight="bold" officeooo:rsid="00123639" officeooo:paragraph-rsid="00123639" style:font-size-asian="15pt" style:font-weight-asian="bold" style:font-size-complex="15pt" style:font-weight-complex="bold"/>
    </style:style>
    <style:style style:name="P8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123639"/>
    </style:style>
    <style:style style:name="P8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123639" officeooo:paragraph-rsid="00123639"/>
    </style:style>
    <style:style style:name="P8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123639" officeooo:paragraph-rsid="0012eb53"/>
    </style:style>
    <style:style style:name="P8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a0c98" officeooo:paragraph-rsid="0012eb53"/>
    </style:style>
    <style:style style:name="P8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a0c98" officeooo:paragraph-rsid="001471b9"/>
    </style:style>
    <style:style style:name="P8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bold" officeooo:rsid="00123639" officeooo:paragraph-rsid="00123639" style:font-weight-asian="bold" style:font-weight-complex="bold"/>
    </style:style>
    <style:style style:name="P86" style:family="paragraph" style:parent-style-name="Standard">
      <style:text-properties fo:font-variant="normal" fo:text-transform="none" fo:color="#cccccc" loext:opacity="100%" style:font-name="system-ui" fo:font-size="9.75pt" fo:letter-spacing="normal" fo:font-style="normal" style:text-underline-style="none" fo:font-weight="normal" officeooo:rsid="000cc320" officeooo:paragraph-rsid="000cc320" style:font-size-asian="13.1000003814697pt" style:font-weight-asian="normal" style:font-size-complex="15pt" style:font-weight-complex="normal"/>
    </style:style>
    <style:style style:name="P87" style:family="paragraph" style:parent-style-name="Standard">
      <style:text-properties fo:font-size="14pt" style:text-underline-style="none" fo:font-weight="normal" officeooo:rsid="00081020" officeooo:paragraph-rsid="0011a7b2" style:font-size-asian="14pt" style:font-weight-asian="normal" style:font-size-complex="14pt" style:font-weight-complex="normal"/>
    </style:style>
    <style:style style:name="P88" style:family="paragraph" style:parent-style-name="Standard">
      <style:text-properties fo:font-size="15pt" style:text-underline-style="none" fo:font-weight="bold" officeooo:paragraph-rsid="0011a7b2" style:font-size-asian="15pt" style:font-size-complex="15pt"/>
    </style:style>
    <style:style style:name="P89" style:family="paragraph" style:parent-style-name="Standard">
      <style:text-properties fo:color="#000000" loext:opacity="100%" style:font-name="system-ui" fo:font-size="15pt" fo:font-weight="normal" officeooo:paragraph-rsid="0012eb53"/>
    </style:style>
    <style:style style:name="T1" style:family="text">
      <style:text-properties fo:font-variant="normal" fo:text-transform="none" fo:color="#000000" loext:opacity="100%" style:font-name="system-ui" fo:letter-spacing="normal" fo:font-style="normal"/>
    </style:style>
    <style:style style:name="T2" style:family="text">
      <style:text-properties fo:font-variant="normal" fo:text-transform="none" fo:color="#000000" loext:opacity="100%" style:font-name="system-ui" fo:letter-spacing="normal" fo:font-style="normal" style:font-weight-asian="bold" style:font-weight-complex="bold"/>
    </style:style>
    <style:style style:name="T3" style:family="text">
      <style:text-properties fo:font-variant="normal" fo:text-transform="none" fo:color="#000000" loext:opacity="100%" style:font-name="system-ui" fo:letter-spacing="normal" fo:font-style="normal" officeooo:rsid="00081020" style:font-weight-asian="bold" style:font-weight-complex="bold"/>
    </style:style>
    <style:style style:name="T4" style:family="text">
      <style:text-properties fo:font-variant="normal" fo:text-transform="none" fo:color="#000000" loext:opacity="100%" style:font-name="system-ui" fo:letter-spacing="normal" fo:font-style="normal" style:text-underline-style="solid" style:text-underline-width="auto" style:text-underline-color="font-color"/>
    </style:style>
    <style:style style:name="T5" style:family="text">
      <style:text-properties fo:font-variant="normal" fo:text-transform="none" fo:color="#000000" loext:opacity="100%" style:font-name="system-ui" fo:letter-spacing="normal" fo:font-style="normal" fo:font-weight="normal" officeooo:rsid="00081020" style:font-weight-asian="bold" style:font-weight-complex="bold"/>
    </style:style>
    <style:style style:name="T6" style:family="text">
      <style:text-properties fo:font-variant="normal" fo:text-transform="none" fo:color="#000000" loext:opacity="100%" style:font-name="system-ui" fo:letter-spacing="normal" fo:font-style="normal" officeooo:rsid="00073e7e"/>
    </style:style>
    <style:style style:name="T7" style:family="text">
      <style:text-properties fo:font-variant="normal" fo:text-transform="none" fo:color="#000000" loext:opacity="100%" style:font-name="system-ui" fo:font-size="16pt" fo:letter-spacing="normal" fo:font-style="normal" style:font-size-asian="16pt" style:font-size-complex="16pt"/>
    </style:style>
    <style:style style:name="T8" style:family="text">
      <style:text-properties fo:font-variant="normal" fo:text-transform="none" fo:letter-spacing="normal" fo:font-style="normal" style:text-underline-style="none" officeooo:rsid="0012eb53" style:font-size-asian="15pt" style:font-weight-asian="normal" style:font-size-complex="15pt" style:font-weight-complex="normal"/>
    </style:style>
    <style:style style:name="T9" style:family="text">
      <style:text-properties officeooo:rsid="00073e7e" style:font-weight-asian="bold" style:font-weight-complex="bold"/>
    </style:style>
    <style:style style:name="T10" style:family="text">
      <style:text-properties style:text-underline-style="none" officeooo:rsid="00073e7e" style:font-size-asian="20pt" style:font-weight-asian="normal" style:font-size-complex="20pt" style:font-weight-complex="normal"/>
    </style:style>
    <style:style style:name="T11" style:family="text">
      <style:text-properties style:text-underline-style="none" fo:font-weight="bold" officeooo:rsid="0008f1b6" style:font-size-asian="13.1000003814697pt" style:font-weight-asian="bold" style:font-size-complex="15pt" style:font-weight-complex="bold"/>
    </style:style>
    <style:style style:name="T12" style:family="text">
      <style:text-properties style:text-underline-style="none" style:font-size-asian="13.1000003814697pt" style:font-weight-asian="normal" style:font-size-complex="15pt" style:font-weight-complex="normal"/>
    </style:style>
    <style:style style:name="T13" style:family="text">
      <style:text-properties style:text-underline-style="none" officeooo:rsid="0008f1b6" style:font-size-asian="13.1000003814697pt" style:font-weight-asian="normal" style:font-size-complex="15pt" style:font-weight-complex="normal"/>
    </style:style>
    <style:style style:name="T14" style:family="text">
      <style:text-properties style:text-underline-style="none" officeooo:rsid="000a0c98" style:font-size-asian="13.1000003814697pt" style:font-weight-asian="normal" style:font-size-complex="15pt" style:font-weight-complex="normal"/>
    </style:style>
    <style:style style:name="T15" style:family="text">
      <style:text-properties style:text-underline-style="none" officeooo:rsid="000b0932" style:font-size-asian="13.1000003814697pt" style:font-weight-asian="normal" style:font-size-complex="15pt" style:font-weight-complex="normal"/>
    </style:style>
    <style:style style:name="T16" style:family="text">
      <style:text-properties style:text-underline-style="none" officeooo:rsid="000bd26b" style:font-size-asian="13.1000003814697pt" style:font-weight-asian="normal" style:font-size-complex="15pt" style:font-weight-complex="normal"/>
    </style:style>
    <style:style style:name="T17" style:family="text">
      <style:text-properties style:text-underline-style="none" officeooo:rsid="000a0c98" style:font-size-asian="15pt" style:font-weight-asian="bold" style:font-size-complex="15pt" style:font-weight-complex="bold"/>
    </style:style>
    <style:style style:name="T18" style:family="text">
      <style:text-properties style:text-underline-style="none" officeooo:rsid="000bd26b" style:font-size-asian="15pt" style:font-weight-asian="bold" style:font-size-complex="15pt" style:font-weight-complex="bold"/>
    </style:style>
    <style:style style:name="T19" style:family="text">
      <style:text-properties style:text-underline-style="none" style:font-size-asian="15pt" style:font-size-complex="15pt"/>
    </style:style>
    <style:style style:name="T20" style:family="text">
      <style:text-properties style:text-underline-style="none" officeooo:rsid="000b0932" style:font-size-asian="15pt" style:font-size-complex="15pt"/>
    </style:style>
    <style:style style:name="T21" style:family="text">
      <style:text-properties style:text-underline-style="none" officeooo:rsid="000bd26b" style:font-size-asian="15pt" style:font-size-complex="15pt"/>
    </style:style>
    <style:style style:name="T22" style:family="text">
      <style:text-properties style:text-underline-style="none" style:font-size-asian="15pt" style:font-weight-asian="normal" style:font-size-complex="15pt" style:font-weight-complex="normal"/>
    </style:style>
    <style:style style:name="T23" style:family="text">
      <style:text-properties style:text-underline-style="none" officeooo:rsid="00123639" style:font-size-asian="15pt" style:font-weight-asian="normal" style:font-size-complex="15pt" style:font-weight-complex="normal"/>
    </style:style>
    <style:style style:name="T24" style:family="text">
      <style:text-properties style:text-underline-style="none" fo:font-weight="normal" officeooo:rsid="000a0c98" style:font-size-asian="15pt" style:font-weight-asian="normal" style:font-size-complex="15pt" style:font-weight-complex="normal"/>
    </style:style>
    <style:style style:name="T25" style:family="text">
      <style:text-properties style:text-underline-style="none" fo:font-weight="normal" style:font-size-asian="15pt" style:font-size-complex="15pt"/>
    </style:style>
    <style:style style:name="T26" style:family="text">
      <style:text-properties style:text-underline-style="none" fo:font-weight="normal" officeooo:rsid="000bd26b" style:font-size-asian="15pt" style:font-size-complex="15pt"/>
    </style:style>
    <style:style style:name="T27" style:family="text">
      <style:text-properties style:text-underline-style="none" fo:font-weight="normal" fo:background-color="#ffffff" loext:char-shading-value="0" style:font-size-asian="15pt" style:font-size-complex="15pt"/>
    </style:style>
    <style:style style:name="T28" style:family="text">
      <style:text-properties style:text-underline-style="none" fo:font-weight="normal" officeooo:rsid="000bd26b" fo:background-color="#ffffff" loext:char-shading-value="0" style:font-size-asian="15pt" style:font-size-complex="15pt"/>
    </style:style>
    <style:style style:name="T29" style:family="text">
      <style:text-properties officeooo:rsid="0008f1b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fo:background-color="#ffffff" loext:char-shading-value="0" style:font-size-asian="15pt" style:font-weight-asian="normal" style:font-size-complex="15pt" style:font-weight-complex="normal"/>
    </style:style>
    <style:style style:name="T32" style:family="text">
      <style:text-properties style:font-size-asian="15pt" style:font-size-complex="15pt"/>
    </style:style>
    <style:style style:name="T33" style:family="text">
      <style:text-properties officeooo:rsid="000a0c98" style:font-size-asian="15pt" style:font-size-complex="15pt"/>
    </style:style>
    <style:style style:name="T34" style:family="text">
      <style:text-properties style:font-size-asian="15pt" style:font-weight-asian="normal" style:font-size-complex="15pt" style:font-weight-complex="normal"/>
    </style:style>
    <style:style style:name="T35" style:family="text">
      <style:text-properties officeooo:rsid="000a0c98"/>
    </style:style>
    <style:style style:name="T36" style:family="text">
      <style:text-properties style:font-size-asian="13.1000003814697pt" style:font-size-complex="15pt"/>
    </style:style>
    <style:style style:name="T37" style:family="text">
      <style:text-properties officeooo:rsid="0008f1b6" style:font-size-asian="13.1000003814697pt" style:font-size-complex="15pt"/>
    </style:style>
    <style:style style:name="T38" style:family="text">
      <style:text-properties officeooo:rsid="000a0c98" style:font-size-asian="13.1000003814697pt"/>
    </style:style>
    <style:style style:name="T39" style:family="text">
      <style:text-properties fo:color="#333333" loext:opacity="100%" style:font-size-asian="15pt" style:font-weight-asian="normal" style:font-size-complex="15pt" style:font-weight-complex="normal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officeooo:rsid="0012eb53"/>
    </style:style>
    <style:style style:name="T42" style:family="text">
      <style:text-properties fo:background-color="#ffffff" loext:char-shading-value="0"/>
    </style:style>
    <style:style style:name="T43" style:family="text">
      <style:text-properties officeooo:rsid="000cc320" fo:background-color="#ffffff" loext:char-shading-value="0"/>
    </style:style>
    <style:style style:name="T44" style:family="text">
      <style:text-properties fo:color="#ce9178" loext:opacity="100%" style:font-name="Droid Sans Mono" fo:font-size="10.5pt" fo:background-color="#1e1e1e" loext:char-shading-value="0"/>
    </style:style>
    <style:style style:name="T45" style:family="text">
      <style:text-properties fo:color="#ce9178" loext:opacity="100%" style:font-name="Droid Sans Mono" fo:font-size="10.5pt" fo:background-color="#ffffff" loext:char-shading-value="0"/>
    </style:style>
    <style:style style:name="T46" style:family="text">
      <style:text-properties fo:color="#ce9178" loext:opacity="100%" style:font-name="Droid Sans Mono" fo:font-size="10.5pt" fo:background-color="#ffffff" loext:char-shading-value="0"/>
    </style:style>
    <style:style style:name="T47" style:family="text">
      <style:text-properties style:font-name="Droid Sans Mono" fo:font-size="10.5pt" fo:background-color="#ffffff" loext:char-shading-value="0"/>
    </style:style>
    <style:style style:name="T48" style:family="text">
      <style:text-properties style:font-name="Droid Sans Mono" fo:background-color="#ffffff" loext:char-shading-value="0" style:font-size-asian="15pt" style:font-size-complex="15pt"/>
    </style:style>
    <style:style style:name="T49" style:family="text">
      <style:text-properties style:font-name="Droid Sans Mono" officeooo:rsid="001471b9" fo:background-color="#ffffff" loext:char-shading-value="0" style:font-size-asian="15pt" style:font-size-complex="15pt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7">BASEURL = “ server i<text:span text:style-name="T35">p</text:span>: port/foodapp/’’</text:p>
      <text:p text:style-name="P2"/>
      <text:list xml:id="list1737393033" text:style-name="List_20_1">
        <text:list-item>
          <text:p text:style-name="P42"><text:s text:c="2"/>Auth Ap<text:span text:style-name="T29">i</text:span></text:p>
        </text:list-item>
      </text:list>
      <text:p text:style-name="P2"/>
      <text:p text:style-name="P6">Register API </text:p>
      <text:p text:style-name="P4">POST</text:p>
      <text:p text:style-name="P4"/>
      <text:p text:style-name="P8"><text:span text:style-name="T9">end point <text:s/>= <text:s text:c="2"/></text:span><text:span text:style-name="T2">auth/register/</text:span></text:p>
      <text:p text:style-name="P11"/>
      <text:p text:style-name="P23">request body <text:s text:c="2"/>(all fields are required)</text:p>
      <text:p text:style-name="P23">{</text:p>
      <text:p text:style-name="P23"><text:s text:c="2"/>"email":"ali12@gmail.com",</text:p>
      <text:p text:style-name="P23"><text:s text:c="2"/>"password":"123",</text:p>
      <text:p text:style-name="P23"><text:s text:c="2"/>"first_name":"ali",</text:p>
      <text:p text:style-name="P23"><text:s text:c="2"/>"last_name":"umar",</text:p>
      <text:p text:style-name="P23"><text:s text:c="2"/>"is_staff":true</text:p>
      <text:p text:style-name="P23">}</text:p>
      <text:p text:style-name="P2"/>
      <text:p text:style-name="P9">Response Body</text:p>
      <text:p text:style-name="P9"><text:s text:c="3"/>{</text:p>
      <text:p text:style-name="P9"><text:s text:c="2"/>"token": "d47e9699677a058d0ff53f5aeb2526c1a413381e",</text:p>
      <text:p text:style-name="P9"><text:s text:c="2"/>"respose": "Register Successfully"</text:p>
      <text:p text:style-name="P9"><text:s text:c="2"/>}</text:p>
      <text:p text:style-name="P9"/>
      <text:p text:style-name="P1"/>
      <text:p text:style-name="P1"/>
      <text:p text:style-name="P3">Login Api</text:p>
      <text:p text:style-name="P3"><text:s/><text:span text:style-name="T29">POST</text:span></text:p>
      <text:p text:style-name="P3"/>
      <text:p text:style-name="P5"><text:span text:style-name="T10">end point = </text:span><text:span text:style-name="T7">auth/login/</text:span></text:p>
      <text:p text:style-name="P31"/>
      <text:p text:style-name="P33">request body <text:s text:c="2"/>(all fields are required)</text:p>
      <text:p text:style-name="P31">{</text:p>
      <text:p text:style-name="P31"><text:s text:c="2"/>"email":"ali123@gmail.com",</text:p>
      <text:p text:style-name="P31"><text:s text:c="2"/>"password":"123"</text:p>
      <text:p text:style-name="P31"><text:s text:c="2"/></text:p>
      <text:p text:style-name="P31"><text:soft-page-break/>}</text:p>
      <text:p text:style-name="P31"/>
      <text:p text:style-name="P32"/>
      <text:p text:style-name="P32"/>
      <text:p text:style-name="P32"/>
      <text:p text:style-name="P32"/>
      <text:p text:style-name="P32">response body</text:p>
      <text:p text:style-name="P32"/>
      <text:p text:style-name="P32">{</text:p>
      <text:p text:style-name="P32"><text:s text:c="2"/>"email": "ali123@gmail.com",</text:p>
      <text:p text:style-name="P32"><text:s text:c="2"/>"token": <text:s/></text:p>
      <text:p text:style-name="P32"><text:s text:c="2"/>"0855657eb1c572816a56f718d4bbf1e4488b0c4d",</text:p>
      <text:p text:style-name="P32"><text:s text:c="2"/>"is_staff": true,</text:p>
      <text:p text:style-name="P32"><text:s text:c="2"/>"is_superuser": false,</text:p>
      <text:p text:style-name="P32"><text:s text:c="2"/>"response": "login successfully"</text:p>
      <text:p text:style-name="P32">}</text:p>
      <text:p text:style-name="P32"/>
      <text:p text:style-name="P32"/>
      <text:p text:style-name="P34">LogOut api</text:p>
      <text:p text:style-name="P36">GET</text:p>
      <text:p text:style-name="P36"/>
      <text:p text:style-name="P40"><text:span text:style-name="T6">end point = </text:span><text:span text:style-name="T1">auth/logout/</text:span></text:p>
      <text:p text:style-name="P39"/>
      <text:p text:style-name="P41"><text:span text:style-name="T6">b</text:span><text:span text:style-name="T1">ody = {</text:span><text:span text:style-name="T4">}</text:span></text:p>
      <text:p text:style-name="P35"/>
      <text:p text:style-name="P17">header = {</text:p>
      <text:p text:style-name="P10"><text:span text:style-name="T3"><text:s text:c="2"/>“Authorization”: “</text:span><text:span text:style-name="T5">token 0855657eb1c572816a56f718d4bbf1e4488b0c4d</text:span><text:span text:style-name="T3">” </text:span></text:p>
      <text:p text:style-name="P17">}</text:p>
      <text:p text:style-name="P35"/>
      <text:p text:style-name="P35"/>
      <text:p text:style-name="P47">UserDetail Api</text:p>
      <text:p text:style-name="P47">GET</text:p>
      <text:p text:style-name="P47"/>
      <text:p text:style-name="P78">endpoint = auth/userDetail/</text:p>
      <text:p text:style-name="P36"/>
      <text:p text:style-name="P36"/>
      <text:p text:style-name="P87"><text:soft-page-break/><text:span text:style-name="T6">b</text:span><text:span text:style-name="T1">ody = {</text:span><text:span text:style-name="T4">}</text:span></text:p>
      <text:p text:style-name="P46"/>
      <text:p text:style-name="P52">header = {</text:p>
      <text:p text:style-name="P88"><text:span text:style-name="T3"><text:s text:c="2"/>“Authorization”: “</text:span><text:span text:style-name="T5">token 0855657eb1c572816a56f718d4bbf1e4488b0c4d</text:span><text:span text:style-name="T3">” </text:span></text:p>
      <text:p text:style-name="P88"><text:span text:style-name="T3"/></text:p>
      <text:p text:style-name="P52">}</text:p>
      <text:p text:style-name="P36"/>
      <text:p text:style-name="P48">Response </text:p>
      <text:p text:style-name="P48"/>
      <text:p text:style-name="P48">{</text:p>
      <text:p text:style-name="P48"><text:s text:c="2"/>"email": "ali@gmail.com",</text:p>
      <text:p text:style-name="P48"><text:s text:c="2"/>"first_name": "ali",</text:p>
      <text:p text:style-name="P48"><text:s text:c="2"/>"last_name": "umar"</text:p>
      <text:p text:style-name="P48">}</text:p>
      <text:p text:style-name="P36"/>
      <text:p text:style-name="P36"/>
      <text:p text:style-name="P36"/>
      <text:list xml:id="list1634345903" text:style-name="L1">
        <text:list-item>
          <text:p text:style-name="P43"><text:s text:c="3"/>PRODUCT Api</text:p>
        </text:list-item>
      </text:list>
      <text:p text:style-name="P36"/>
      <text:p text:style-name="P37">==========================</text:p>
      <text:p text:style-name="P36"/>
      <text:p text:style-name="P38"><text:s text:c="3"/><text:span text:style-name="T35">1</text:span></text:p>
      <text:p text:style-name="P20"><text:s text:c="4"/><text:span text:style-name="T30">add category</text:span></text:p>
      <text:p text:style-name="P49"><text:s text:c="6"/>POST</text:p>
      <text:p text:style-name="P49"><text:s text:c="5"/></text:p>
      <text:p text:style-name="P24"><text:span text:style-name="T11"><text:s text:c="5"/></text:span><text:span text:style-name="T13">end point = “</text:span><text:span text:style-name="T33">addC</text:span><text:span text:style-name="T32">ategor</text:span><text:span text:style-name="T33">y</text:span><text:span text:style-name="T32">/</text:span><text:span text:style-name="T13">”</text:span></text:p>
      <text:p text:style-name="P20"/>
      <text:p text:style-name="P24"><text:span text:style-name="T13"><text:s text:c="5"/></text:span><text:span text:style-name="T14">request header</text:span></text:p>
      <text:p text:style-name="P63"><text:s text:c="11"/>{</text:p>
      <text:p text:style-name="P26"><text:span text:style-name="T12"><text:s text:c="14"/>Authorization: “token ------- </text:span><text:span text:style-name="T16">just admin token</text:span><text:span text:style-name="T12">”</text:span></text:p>
      <text:p text:style-name="P64"><text:s text:c="11"/>}</text:p>
      <text:p text:style-name="P63"/>
      <text:p text:style-name="P25"><text:span text:style-name="T13"><text:s text:c="4"/>re</text:span><text:span text:style-name="T14">quest_body</text:span><text:span text:style-name="T13"> <text:s text:c="3"/></text:span><text:span text:style-name="T14">(required)</text:span></text:p>
      <text:p text:style-name="P60"/>
      <text:p text:style-name="P60"><text:tab/>{</text:p>
      <text:p text:style-name="P60"><text:soft-page-break/><text:s text:c="12"/>"category_name":"Burger"</text:p>
      <text:p text:style-name="P60"><text:s text:c="6"/>}</text:p>
      <text:p text:style-name="P60"><text:s text:c="2"/></text:p>
      <text:p text:style-name="P25"><text:span text:style-name="T13"><text:s text:c="4"/></text:span><text:span text:style-name="T14">response body</text:span></text:p>
      <text:p text:style-name="P64"><text:s text:c="14"/>{</text:p>
      <text:p text:style-name="P64"><text:s text:c="17"/>"response": "category added successfully",</text:p>
      <text:p text:style-name="P64"><text:s text:c="19"/>"category_id": 3</text:p>
      <text:p text:style-name="P64"><text:s text:c="14"/>}</text:p>
      <text:p text:style-name="P20"><text:s text:c="5"/><text:span text:style-name="T30"><text:s text:c="5"/></text:span></text:p>
      <text:p text:style-name="P49"><text:s text:c="5"/></text:p>
      <text:p text:style-name="P3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2</text:p>
      <text:p text:style-name="P18">get categories list</text:p>
      <text:p text:style-name="P18"><text:s/>GET</text:p>
      <text:p text:style-name="P12"><text:span text:style-name="T17"><text:s/></text:span><text:span text:style-name="T24"><text:s/>end point = “</text:span><text:span text:style-name="T31">categories/</text:span><text:span text:style-name="T24">”</text:span></text:p>
      <text:p text:style-name="P71"><text:s text:c="2"/></text:p>
      <text:p text:style-name="P71"><text:s text:c="2"/>response </text:p>
      <text:p text:style-name="P71"><text:s text:c="10"/>[</text:p>
      <text:p text:style-name="P71"><text:s text:c="2"/>{</text:p>
      <text:p text:style-name="P71"><text:s text:c="4"/>"id": 1,</text:p>
      <text:p text:style-name="P71"><text:s text:c="4"/>"category_name": "Piza"</text:p>
      <text:p text:style-name="P71"><text:s text:c="2"/>},</text:p>
      <text:p text:style-name="P71"><text:s text:c="2"/>{</text:p>
      <text:p text:style-name="P71"><text:s text:c="4"/>"id": 2,</text:p>
      <text:p text:style-name="P71"><text:s text:c="4"/>"category_name": "piza"</text:p>
      <text:p text:style-name="P71"><text:s text:c="2"/>},</text:p>
      <text:p text:style-name="P71">]</text:p>
      <text:p text:style-name="P71"/>
      <text:p text:style-name="P71"/>
      <text:p text:style-name="P18"><text:soft-page-break/>3</text:p>
      <text:p text:style-name="P18">update category</text:p>
      <text:p text:style-name="P13"><text:span text:style-name="T19"><text:s text:c="2"/></text:span><text:span text:style-name="T20">PATCH</text:span></text:p>
      <text:p text:style-name="P15"><text:span text:style-name="T25"><text:s text:c="2"/>end point = “</text:span><text:span text:style-name="T27">category/id</text:span><text:span text:style-name="T25">” </text:span></text:p>
      <text:p text:style-name="P16"><text:span text:style-name="T25"><text:s text:c="2"/></text:span><text:span text:style-name="T18">like</text:span><text:span text:style-name="T26"> <text:s/></text:span><text:span text:style-name="T27">product/category/</text:span><text:span text:style-name="T28">1</text:span></text:p>
      <text:p text:style-name="P71"><text:s text:c="2"/></text:p>
      <text:p text:style-name="P71"><text:s text:c="2"/></text:p>
      <text:p text:style-name="P65">request header</text:p>
      <text:p text:style-name="P65"><text:s text:c="11"/>{</text:p>
      <text:p text:style-name="P27"><text:span text:style-name="T12"><text:s text:c="14"/>Authorization: “token ------- </text:span><text:span text:style-name="T15">just admin</text:span><text:span text:style-name="T12">”</text:span></text:p>
      <text:p text:style-name="P65"><text:s text:c="11"/>}</text:p>
      <text:p text:style-name="P65"/>
      <text:p text:style-name="P29"><text:span text:style-name="T13"><text:s text:c="4"/>re</text:span><text:span text:style-name="T14">quest_body</text:span><text:span text:style-name="T13"> <text:s/></text:span></text:p>
      <text:p text:style-name="P61"/>
      <text:p text:style-name="P61"><text:tab/>{</text:p>
      <text:p text:style-name="P61"><text:s text:c="12"/>"category_name":"Burger"</text:p>
      <text:p text:style-name="P61"><text:s text:c="6"/>}</text:p>
      <text:p text:style-name="P61"/>
      <text:p text:style-name="P22"><text:span text:style-name="T37">r</text:span><text:span text:style-name="T36">esponse </text:span></text:p>
      <text:p text:style-name="P69"><text:s text:c="4"/>{</text:p>
      <text:p text:style-name="P69"><text:s text:c="2"/>"response": "updated sucessfully",</text:p>
      <text:p text:style-name="P69"><text:s text:c="2"/>"category_id": 1</text:p>
      <text:p text:style-name="P69">}</text:p>
      <text:p text:style-name="P69"/>
      <text:p text:style-name="P51">4</text:p>
      <text:p text:style-name="P14"><text:span text:style-name="T21">Delete</text:span><text:span text:style-name="T19"> category</text:span></text:p>
      <text:p text:style-name="P14"><text:span text:style-name="T19"><text:s text:c="2"/></text:span><text:span text:style-name="T21">delete</text:span></text:p>
      <text:p text:style-name="P16"><text:span text:style-name="T25"><text:s text:c="2"/>end point = “</text:span><text:span text:style-name="T27">category/id</text:span><text:span text:style-name="T25">” </text:span></text:p>
      <text:p text:style-name="P16"><text:span text:style-name="T25"><text:s text:c="2"/></text:span><text:span text:style-name="T18">like</text:span><text:span text:style-name="T26"> <text:s/></text:span><text:span text:style-name="T27">category/</text:span><text:span text:style-name="T28">1</text:span></text:p>
      <text:p text:style-name="P72"><text:s text:c="2"/></text:p>
      <text:p text:style-name="P72"><text:s text:c="2"/></text:p>
      <text:p text:style-name="P66">request header</text:p>
      <text:p text:style-name="P66"><text:s text:c="11"/>{</text:p>
      <text:p text:style-name="P28"><text:span text:style-name="T12"><text:s text:c="14"/>Authorization: “token ------- </text:span><text:span text:style-name="T15">just admin</text:span><text:span text:style-name="T12">”</text:span></text:p>
      <text:p text:style-name="P66"><text:s text:c="11"/>}</text:p>
      <text:p text:style-name="P66"/>
      <text:p text:style-name="P30"><text:span text:style-name="T13"><text:s text:c="4"/>re</text:span><text:span text:style-name="T14">quest_body</text:span><text:span text:style-name="T13"> <text:s text:c="3"/></text:span></text:p>
      <text:p text:style-name="P62"/>
      <text:p text:style-name="P30"><text:span text:style-name="T16"><text:s text:c="5"/>{</text:span><text:span text:style-name="T13"> <text:s text:c="6"/></text:span></text:p>
      <text:p text:style-name="P62"><text:s text:c="6"/>}</text:p>
      <text:p text:style-name="P62"/>
      <text:p text:style-name="P22"><text:soft-page-break/><text:span text:style-name="T37">r</text:span><text:span text:style-name="T36">esponse </text:span></text:p>
      <text:p text:style-name="P69"><text:s text:c="4"/>{</text:p>
      <text:p text:style-name="P69"><text:s text:c="2"/>"response": "category delete successfully",</text:p>
      <text:p text:style-name="P69"><text:s text:c="2"/>"category_id": 3</text:p>
      <text:p text:style-name="P69">}</text:p>
      <text:p text:style-name="P69"/>
      <text:p text:style-name="P70">============================= end category</text:p>
      <text:p text:style-name="P54"/>
      <text:p text:style-name="P19"/>
      <text:p text:style-name="P19"/>
      <text:p text:style-name="P19">add product</text:p>
      <text:p text:style-name="P19"/>
      <text:p text:style-name="P19">POST</text:p>
      <text:p text:style-name="P19"/>
      <text:p text:style-name="P21">endpoint = “addProduct/”</text:p>
      <text:p text:style-name="P21"/>
      <text:p text:style-name="P74">request header <text:span text:style-name="T41">= </text:span><text:span text:style-name="T38">{</text:span></text:p>
      <text:p text:style-name="P83"><text:span text:style-name="T12"><text:s text:c="14"/>Authorization: “token ------- </text:span><text:span text:style-name="T15">just admin</text:span><text:span text:style-name="T12">”</text:span></text:p>
      <text:p text:style-name="P67"><text:s text:c="11"/>}</text:p>
      <text:p text:style-name="P21"/>
      <text:p text:style-name="P21">request body</text:p>
      <text:p text:style-name="P21"/>
      <text:p text:style-name="P21">{</text:p>
      <text:p text:style-name="P21"><text:s text:c="2"/>"product_name":"fajita pizza",</text:p>
      <text:p text:style-name="P21"><text:s text:c="2"/>"category": 2</text:p>
      <text:p text:style-name="P21">}</text:p>
      <text:p text:style-name="P21"/>
      <text:p text:style-name="P77">response </text:p>
      <text:p text:style-name="P77"><text:s text:c="3"/>{</text:p>
      <text:p text:style-name="P77"><text:s text:c="2"/>"response": "product added successfully",</text:p>
      <text:p text:style-name="P77"><text:s text:c="2"/>"product_id": 3</text:p>
      <text:p text:style-name="P77">}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5"><text:soft-page-break/>All Products</text:p>
      <text:p text:style-name="P55">GET</text:p>
      <text:p text:style-name="P55"/>
      <text:p text:style-name="P80"><text:span text:style-name="T23">endpoint = </text:span><text:span text:style-name="T32">/products</text:span></text:p>
      <text:p text:style-name="P80"><text:span text:style-name="T32"/></text:p>
      <text:p text:style-name="P81"><text:span text:style-name="T32">response</text:span></text:p>
      <text:p text:style-name="P81"><text:span text:style-name="T32"/></text:p>
      <text:p text:style-name="P81"><text:span text:style-name="T32">[</text:span></text:p>
      <text:p text:style-name="P81"><text:span text:style-name="T32"><text:s text:c="2"/>{</text:span></text:p>
      <text:p text:style-name="P81"><text:span text:style-name="T32"><text:s text:c="4"/>"id": 1,</text:span></text:p>
      <text:p text:style-name="P81"><text:span text:style-name="T32"><text:s text:c="4"/>"product_name": "Fajita Piza",</text:span></text:p>
      <text:p text:style-name="P81"><text:span text:style-name="T32"><text:s text:c="4"/>"qty": 0,</text:span></text:p>
      <text:p text:style-name="P81"><text:span text:style-name="T32"><text:s text:c="4"/>"manufacture_date": null,</text:span></text:p>
      <text:p text:style-name="P81"><text:span text:style-name="T32"><text:s text:c="4"/>"image": "/media/productImages/download.png",</text:span></text:p>
      <text:p text:style-name="P81"><text:span text:style-name="T32"><text:s text:c="4"/>"category": 1</text:span></text:p>
      <text:p text:style-name="P81"><text:span text:style-name="T32"><text:s text:c="2"/>},</text:span></text:p>
      <text:p text:style-name="P81"><text:span text:style-name="T32"><text:s text:c="2"/>{</text:span></text:p>
      <text:p text:style-name="P81"><text:span text:style-name="T32"><text:s text:c="4"/>"id": 2,</text:span></text:p>
      <text:p text:style-name="P81"><text:span text:style-name="T32"><text:s text:c="4"/>"product_name": "roza Piza",</text:span></text:p>
      <text:p text:style-name="P81"><text:span text:style-name="T32"><text:s text:c="4"/>"qty": 0,</text:span></text:p>
      <text:p text:style-name="P81"><text:span text:style-name="T32"><text:s text:c="4"/>"manufacture_date": null,</text:span></text:p>
      <text:p text:style-name="P81"><text:span text:style-name="T32"><text:s text:c="4"/>"image": "/media/productImages/download_XckmheH.png",</text:span></text:p>
      <text:p text:style-name="P81"><text:span text:style-name="T32"><text:s text:c="4"/>"category": 1</text:span></text:p>
      <text:p text:style-name="P81"><text:span text:style-name="T32"><text:s text:c="2"/>}</text:span></text:p>
      <text:p text:style-name="P81"><text:span text:style-name="T32">]</text:span></text:p>
      <text:p text:style-name="P21"/>
      <text:p text:style-name="P21"/>
      <text:p text:style-name="P57">Delete Product</text:p>
      <text:p text:style-name="P57">Delete</text:p>
      <text:p text:style-name="P57"/>
      <text:p text:style-name="P89"><text:span text:style-name="T8">endPoint = </text:span><text:span text:style-name="T48">deleteProduct/</text:span><text:span text:style-name="T49">1</text:span></text:p>
      <text:p text:style-name="P77"/>
      <text:p text:style-name="P75">request header <text:span text:style-name="T41">= </text:span><text:span text:style-name="T38">{</text:span></text:p>
      <text:p text:style-name="P84"><text:span text:style-name="T12"><text:s text:c="14"/>Authorization: “token ------- </text:span><text:span text:style-name="T15">just admin</text:span><text:span text:style-name="T12">”</text:span></text:p>
      <text:p text:style-name="P68"><text:s text:c="11"/>}</text:p>
      <text:p text:style-name="P68"/>
      <text:p text:style-name="P56"/>
      <text:p text:style-name="P58">response</text:p>
      <text:p text:style-name="P76">{</text:p>
      <text:p text:style-name="P76"><text:s text:c="2"/>"response": "product deleted successfully"</text:p>
      <text:p text:style-name="P76">}</text:p>
      <text:p text:style-name="P56"><text:soft-page-break/></text:p>
      <text:p text:style-name="P56"/>
      <text:p text:style-name="P56">Products <text:span text:style-name="T41">By Category</text:span></text:p>
      <text:p text:style-name="P57">GET</text:p>
      <text:p text:style-name="P57"/>
      <text:p text:style-name="P57"/>
      <text:p text:style-name="P77">query based api</text:p>
      <text:p text:style-name="P77">endpoint= <text:span text:style-name="T42"><text:s/></text:span><text:span text:style-name="T43">products?category=</text:span><text:span text:style-name="T42">1</text:span></text:p>
      <text:p text:style-name="P77"><text:span text:style-name="T43"/></text:p>
      <text:p text:style-name="P77"><text:span text:style-name="T43">r</text:span><text:span text:style-name="T42">esponse</text:span></text:p>
      <text:p text:style-name="P77"><text:span text:style-name="T42"><text:s text:c="2"/></text:span></text:p>
      <text:p text:style-name="P82"><text:span text:style-name="T32">[</text:span></text:p>
      <text:p text:style-name="P82"><text:span text:style-name="T32"><text:s text:c="2"/>{</text:span></text:p>
      <text:p text:style-name="P82"><text:span text:style-name="T32"><text:s text:c="4"/>"id": 1,</text:span></text:p>
      <text:p text:style-name="P82"><text:span text:style-name="T32"><text:s text:c="4"/>"product_name": "Fajita Piza",</text:span></text:p>
      <text:p text:style-name="P82"><text:span text:style-name="T32"><text:s text:c="4"/>"qty": 0,</text:span></text:p>
      <text:p text:style-name="P82"><text:span text:style-name="T32"><text:s text:c="4"/>"manufacture_date": null,</text:span></text:p>
      <text:p text:style-name="P82"><text:span text:style-name="T32"><text:s text:c="4"/>"image": "/media/productImages/download.png",</text:span></text:p>
      <text:p text:style-name="P82"><text:span text:style-name="T32"><text:s text:c="4"/>"category": 1</text:span></text:p>
      <text:p text:style-name="P82"><text:span text:style-name="T32"><text:s text:c="2"/>},</text:span></text:p>
      <text:p text:style-name="P82"><text:span text:style-name="T32"><text:s text:c="2"/>{</text:span></text:p>
      <text:p text:style-name="P82"><text:span text:style-name="T32"><text:s text:c="4"/>"id": 2,</text:span></text:p>
      <text:p text:style-name="P82"><text:span text:style-name="T32"><text:s text:c="4"/>"product_name": "roza Piza",</text:span></text:p>
      <text:p text:style-name="P82"><text:span text:style-name="T32"><text:s text:c="4"/>"qty": 0,</text:span></text:p>
      <text:p text:style-name="P82"><text:span text:style-name="T32"><text:s text:c="4"/>"manufacture_date": null,</text:span></text:p>
      <text:p text:style-name="P82"><text:span text:style-name="T32"><text:s text:c="4"/>"image": "/media/productImages/download_XckmheH.png",</text:span></text:p>
      <text:p text:style-name="P82"><text:span text:style-name="T32"><text:s text:c="4"/>"category": 1</text:span></text:p>
      <text:p text:style-name="P82"><text:span text:style-name="T32"><text:s text:c="2"/>}</text:span></text:p>
      <text:p text:style-name="P76">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79">Filter Product By Name Api</text:p>
      <text:p text:style-name="P55">GET</text:p>
      <text:p text:style-name="P55"/>
      <text:p text:style-name="P55"/>
      <text:p text:style-name="P85"><text:span text:style-name="T19">query based api</text:span></text:p>
      <text:p text:style-name="P81"><text:span text:style-name="T22"/></text:p>
      <text:p text:style-name="P80"><text:span text:style-name="T23">endpoint = </text:span><text:span text:style-name="T34">products?</text:span><text:span text:style-name="T39">productName=Fajita piza</text:span></text:p>
      <text:p text:style-name="P80"><text:span text:style-name="T34"/></text:p>
      <text:p text:style-name="P80"><text:span text:style-name="T34"/></text:p>
      <text:p text:style-name="P81"><text:span text:style-name="T34">response </text:span></text:p>
      <text:p text:style-name="P81"><text:span text:style-name="T34"><text:s/></text:span></text:p>
      <text:p text:style-name="P81"><text:span text:style-name="T34">[</text:span></text:p>
      <text:p text:style-name="P81"><text:span text:style-name="T34"><text:s text:c="2"/>{</text:span></text:p>
      <text:p text:style-name="P81"><text:span text:style-name="T34"><text:s text:c="4"/>"id": 1,</text:span></text:p>
      <text:p text:style-name="P81"><text:span text:style-name="T34"><text:s text:c="4"/>"product_name": "Fajita Piza",</text:span></text:p>
      <text:p text:style-name="P81"><text:span text:style-name="T34"><text:s text:c="4"/>"qty": 0,</text:span></text:p>
      <text:p text:style-name="P81"><text:span text:style-name="T34"><text:s text:c="4"/>"manufacture_date": null,</text:span></text:p>
      <text:p text:style-name="P81"><text:span text:style-name="T34"><text:s text:c="4"/>"image": "/media/productImages/download.png",</text:span></text:p>
      <text:p text:style-name="P81"><text:span text:style-name="T34"><text:s text:c="4"/>"category": 1</text:span></text:p>
      <text:p text:style-name="P81"><text:span text:style-name="T34"><text:s text:c="2"/>}</text:span></text:p>
      <text:p text:style-name="P81"><text:span text:style-name="T34">]</text:span></text:p>
      <text:p text:style-name="P70"/>
      <text:p text:style-name="P70"/>
      <text:p text:style-name="P70"/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2:28:29.451575085</meta:creation-date>
    <dc:date>2023-03-25T22:53:04.348850218</dc:date>
    <meta:editing-duration>PT11H49M55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9" meta:paragraph-count="223" meta:word-count="406" meta:character-count="3725" meta:non-whitespace-character-count="2875"/>
  </office:meta>
</office:document-meta>
</file>